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422cm" fo:min-width="19.09cm"/>
    </style:style>
    <style:style style:name="gr2" style:family="graphic" style:parent-style-name="standard">
      <style:graphic-properties draw:textarea-horizontal-align="justify" draw:textarea-vertical-align="middle" draw:auto-grow-height="false" fo:min-height="10.421cm" fo:min-width="19.09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2.671cm" fo:min-width="19.09cm"/>
    </style:style>
    <style:style style:name="gr5" style:family="graphic" style:parent-style-name="standard">
      <style:graphic-properties draw:stroke="none" svg:stroke-color="#000000" draw:fill="solid" draw:fill-color="#99ff66" fo:min-height="0.739cm"/>
    </style:style>
    <style:style style:name="gr6" style:family="graphic" style:parent-style-name="standard">
      <style:graphic-properties draw:stroke="none" svg:stroke-color="#000000" draw:fill="none" draw:fill-color="#ffffff" fo:min-height="0.862cm"/>
    </style:style>
    <style:style style:name="gr7" style:family="graphic" style:parent-style-name="standard">
      <style:graphic-properties draw:fill-color="#c5000b" draw:textarea-horizontal-align="justify" draw:textarea-vertical-align="middle" draw:auto-grow-height="false" fo:min-height="3.814cm" fo:min-width="3.564cm"/>
    </style:style>
    <style:style style:name="gr8" style:family="graphic" style:parent-style-name="standard">
      <style:graphic-properties draw:textarea-horizontal-align="justify" draw:textarea-vertical-align="middle" draw:auto-grow-height="false" fo:min-height="24.422cm" fo:min-width="19.0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 fo:min-height="1.565cm" fo:min-width="3.564cm"/>
    </style:style>
    <style:style style:name="gr10" style:family="graphic" style:parent-style-name="standard">
      <style:graphic-properties draw:fill-color="#aecf00" draw:textarea-horizontal-align="justify" draw:textarea-vertical-align="middle" draw:auto-grow-height="false" fo:min-height="17.276cm" fo:min-width="17.534cm"/>
    </style:style>
    <style:style style:name="gr11" style:family="graphic" style:parent-style-name="standard">
      <style:graphic-properties draw:fill-color="#ffd320" draw:textarea-horizontal-align="justify" draw:textarea-vertical-align="middle" draw:auto-grow-height="false" fo:min-height="5.327cm" fo:min-width="15.491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3.433cm" fo:min-width="3.183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3.433cm" fo:min-width="3.183cm"/>
    </style:style>
    <style:style style:name="gr14" style:family="graphic" style:parent-style-name="standard">
      <style:graphic-properties draw:fill-color="#cfe7f5" draw:textarea-horizontal-align="justify" draw:textarea-vertical-align="middle" draw:auto-grow-height="false" fo:min-height="3.433cm" fo:min-width="0.891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089cm" fo:min-width="0.008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3caff"/>
      <style:paragraph-properties fo:text-align="start"/>
    </style:style>
    <style:style style:name="P4" style:family="paragraph">
      <loext:graphic-properties draw:fill="solid" draw:fill-color="#99ff66"/>
    </style:style>
    <style:style style:name="P5" style:family="paragraph">
      <style:paragraph-properties fo:text-align="center"/>
    </style:style>
    <style:style style:name="P6" style:family="paragraph">
      <loext:graphic-properties draw:fill-color="#c5000b"/>
      <style:paragraph-properties fo:text-align="center"/>
    </style:style>
    <style:style style:name="P7" style:family="paragraph">
      <loext:graphic-properties draw:fill-color="#aecf00"/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loext:graphic-properties draw:fill-color="#ffd320"/>
      <style:paragraph-properties fo:text-align="justify"/>
    </style:style>
    <style:style style:name="P10" style:family="paragraph">
      <loext:graphic-properties draw:fill-color="#ffffcc"/>
      <style:paragraph-properties fo:text-align="center"/>
    </style:style>
    <style:style style:name="P11" style:family="paragraph">
      <loext:graphic-properties draw:fill-color="#cfe7f5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0.672cm" svg:x="1cm" svg:y="16.268cm">
          <text:p text:style-name="P1">Main Bod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10.671cm" svg:x="1cm" svg:y="2.267cm">
          <text:p text:style-name="P1">Main Body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143cm" svg:x="1cm" svg:y="1.127cm">
          <draw:text-box>
            <text:p>Welcome Page</text:p>
          </draw:text-box>
        </draw:frame>
        <draw:custom-shape draw:style-name="gr4" draw:text-style-name="P3" draw:layer="layout" svg:width="19.59cm" svg:height="2.921cm" svg:x="1cm" svg:y="2.213cm">
          <text:p text:style-name="P1">Header</text:p>
          <draw:enhanced-geometry svg:viewBox="0 0 21600 21600" draw:extrusion="false" draw:type="rectangle" draw:enhanced-path="M 0 0 L 21600 0 21600 21600 0 21600 0 0 Z N"/>
        </draw:custom-shape>
        <draw:frame draw:style-name="gr5" draw:text-style-name="P4" draw:layer="layout" svg:width="4.264cm" svg:height="0.989cm" svg:x="15.659cm" svg:y="3.186cm">
          <draw:text-box>
            <text:p>Login/Logout</text:p>
          </draw:text-box>
        </draw:frame>
        <draw:frame draw:style-name="gr6" draw:text-style-name="P2" draw:layer="layout" svg:width="19.59cm" svg:height="1.112cm" svg:x="1cm" svg:y="15.128cm">
          <draw:text-box>
            <text:p>Customer Page (Closed Orders)</text:p>
          </draw:text-box>
        </draw:frame>
        <draw:custom-shape draw:style-name="gr4" draw:text-style-name="P3" draw:layer="layout" svg:width="19.59cm" svg:height="2.921cm" svg:x="1cm" svg:y="16.214cm">
          <text:p text:style-name="P1">Header</text:p>
          <draw:enhanced-geometry svg:viewBox="0 0 21600 21600" draw:extrusion="false" draw:type="rectangle" draw:enhanced-path="M 0 0 L 21600 0 21600 21600 0 21600 0 0 Z N"/>
        </draw:custom-shape>
        <draw:frame draw:style-name="gr5" draw:text-style-name="P4" draw:layer="layout" svg:width="2.54cm" svg:height="0.989cm" svg:x="17.383cm" svg:y="17.187cm">
          <draw:text-box>
            <text:p>Logout</text:p>
          </draw:text-box>
        </draw:frame>
        <draw:custom-shape draw:style-name="gr7" draw:text-style-name="P6" draw:layer="layout" svg:width="4.064cm" svg:height="4.064cm" svg:x="3.845cm" svg:y="20.916cm">
          <text:p text:style-name="P5">Create</text:p>
          <text:p text:style-name="P5">New Order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064cm" svg:height="4.064cm" svg:x="8.845cm" svg:y="20.916cm">
          <text:p text:style-name="P5">Submitted</text:p>
          <text:p text:style-name="P5">Order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064cm" svg:height="4.064cm" svg:x="13.845cm" svg:y="20.916cm">
          <text:p text:style-name="P5">Approved</text:p>
          <text:p text:style-name="P5">Order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8" draw:text-style-name="P1" draw:layer="layout" svg:width="19.59cm" svg:height="24.672cm" svg:x="1cm" svg:y="2.268cm">
          <text:p text:style-name="P1">Main Bod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9.59cm" svg:height="1.143cm" svg:x="1cm" svg:y="1.128cm">
          <draw:text-box>
            <text:p>Customer Page (New Order Clicked)</text:p>
          </draw:text-box>
        </draw:frame>
        <draw:custom-shape draw:style-name="gr4" draw:text-style-name="P3" draw:layer="layout" svg:width="19.59cm" svg:height="2.921cm" svg:x="1cm" svg:y="2.214cm">
          <text:p text:style-name="P1">Header</text:p>
          <draw:enhanced-geometry svg:viewBox="0 0 21600 21600" draw:extrusion="false" draw:type="rectangle" draw:enhanced-path="M 0 0 L 21600 0 21600 21600 0 21600 0 0 Z N"/>
        </draw:custom-shape>
        <draw:frame draw:style-name="gr5" draw:text-style-name="P4" draw:layer="layout" svg:width="4.264cm" svg:height="0.989cm" svg:x="15.659cm" svg:y="3.187cm">
          <draw:text-box>
            <text:p>Login/Logout</text:p>
          </draw:text-box>
        </draw:frame>
        <draw:custom-shape draw:style-name="gr9" draw:text-style-name="P6" draw:layer="layout" svg:width="4.064cm" svg:height="1.815cm" svg:x="3.845cm" svg:y="5.916cm">
          <text:p text:style-name="P5">Create</text:p>
          <text:p text:style-name="P5">New Orde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064cm" svg:height="1.815cm" svg:x="8.845cm" svg:y="5.916cm">
          <text:p text:style-name="P5">Submitted</text:p>
          <text:p text:style-name="P5">Orders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064cm" svg:height="1.815cm" svg:x="13.845cm" svg:y="5.916cm">
          <text:p text:style-name="P5">Approved</text:p>
          <text:p text:style-name="P5">Order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8.034cm" svg:height="17.526cm" svg:x="1.762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15.991cm" svg:height="5.577cm" svg:x="2.789cm" svg:y="9.52cm">
          <text:p text:style-name="P8">Selection 1</text:p>
          <text:p text:style-name="P8"/>
          <text:p text:style-name="P8"/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683cm" svg:height="3.683cm" svg:x="3.589cm" svg:y="10.92cm">
          <text:p text:style-name="P5">Stock</text:p>
          <text:p text:style-name="P5">Option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683cm" svg:height="3.683cm" svg:x="8.189cm" svg:y="10.92cm">
          <text:p text:style-name="P5">Custom</text:p>
          <text:p text:style-name="P5">Option 1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683cm" svg:height="3.683cm" svg:x="12.789cm" svg:y="10.92cm">
          <text:p text:style-name="P5">Custom</text:p>
          <text:p text:style-name="P5">Option 2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391cm" svg:height="3.683cm" svg:x="17.389cm" svg:y="10.92cm">
          <text:p text:style-name="P5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016cm" svg:height="1.016cm" draw:transform="rotate (-1.5707963267949) translate (18.145cm 12.2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0:58:50.779000000</meta:creation-date>
    <dc:date>2016-12-22T12:48:56.927000000</dc:date>
    <meta:editing-duration>PT4M28S</meta:editing-duration>
    <meta:editing-cycles>1</meta:editing-cycles>
    <meta:document-statistic meta:object-count="25"/>
    <meta:generator>LibreOffice/5.2.2.2$Windows_X86_64 LibreOffice_project/8f96e87c890bf8fa77463cd4b640a2312823f3ad</meta:generator>
  </office:meta>
</office:document-meta>
</file>